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Выполнение курсовой работы по дисциплине Стратегии коммерциализации инноваций</text:title></text:p>
      <text:p text:style-name="OrgTitle"/>
      <text:p text:style-name="OrgSubtitle"><text:initial-creator>Константин Моренко</text:initial-creator></text:p>
      <text:p text:style-name="OrgSubtitle"/>
      <text:p text:style-name="OrgSubtitle"><text:span text:style-name="OrgInactiveTimestamp">[2019-01-23 Ср]</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e09b30">Введение</text:a></text:p>
          <text:p text:style-name="Contents_20_1"><text:a xlink:type="simple" xlink:href="#orgf372f21">1. Основные требования к курсовой работе</text:a></text:p>
          <text:p text:style-name="Contents_20_2"><text:a xlink:type="simple" xlink:href="#org20c2e05">1.1. Критерии оценки курсовой работы</text:a></text:p>
          <text:p text:style-name="Contents_20_1"><text:a xlink:type="simple" xlink:href="#org33a644a">2. Этапы выполнения курсовой работы</text:a></text:p>
          <text:p text:style-name="Contents_20_2"><text:a xlink:type="simple" xlink:href="#orga066c99">2.1. Выбор темы курсовой работы</text:a></text:p>
          <text:p text:style-name="Contents_20_2"><text:a xlink:type="simple" xlink:href="#orgf83469b">2.2. Подбор и обработка фактических и статистических материалов</text:a></text:p>
          <text:p text:style-name="Contents_20_2"><text:a xlink:type="simple" xlink:href="#org27dafe5">2.3. Написание текста курсовой работы</text:a></text:p>
          <text:p text:style-name="Contents_20_2"><text:a xlink:type="simple" xlink:href="#orgb704b3b">2.4. Правила оформления курсовой работы</text:a></text:p>
          <text:p text:style-name="Contents_20_2"><text:a xlink:type="simple" xlink:href="#orgc5ba9d5">2.5. Защита</text:a></text:p>
          <text:p text:style-name="Contents_20_1"><text:a xlink:type="simple" xlink:href="#orge43286d">3. Литература</text:a></text:p>
          <text:p text:style-name="Contents_20_1"><text:a xlink:type="simple" xlink:href="#org0258755">4. Перечень тем</text:a></text:p>
        </text:index-body>
      </text:table-of-content>
      <text:h text:style-name="Heading_20_1_unnumbered" text:outline-level="1" text:is-list-header="true">
<text:bookmark-start text:name="OrgXref.orgce09b30"/>
<text:bookmark text:name="orgce09b30"/>Введение
<text:bookmark-end text:name="OrgXref.orgce09b30"/></text:h>
      <text:p text:style-name="Text_20_body">Курсовая работа по дисциплине "Стратегии коммерциализации инноваций" является творческой
работой, в которой каждый студент должен показать навыки и умение
вести анализ экономических понятий, делать самостоятельные выводы,
имеющие практическое значение.
</text:p>
      <text:p text:style-name="Text_20_body">Для успешного выполнения курсовой работы студенту необходимо:
</text:p>
      <text:list text:style-name="OrgBulletedList" text:continue-numbering="false">
        <text:list-item>
          <text:p text:style-name="Text_20_body">выбрать тему и утвердить ее у преподавателя;
</text:p>
        </text:list-item>
        <text:list-item>
          <text:p text:style-name="Text_20_body">подобрать необходимую научную, статистическую, справочную и учебную
литературу;
</text:p>
        </text:list-item>
        <text:list-item>
          <text:p text:style-name="Text_20_body">составить план курсовой работы (самостоятельно или вместе с научным
руководителем);
</text:p>
        </text:list-item>
        <text:list-item>
          <text:p text:style-name="Text_20_body">раскрыть тему на основе изученной автором литературы с привлечением
статистических данных и первичных материалов фирм, предприятий,
бюджетных организаций, местных и федеральных органов власти, сделать
выводы;
</text:p>
        </text:list-item>
        <text:list-item>
          <text:p text:style-name="Text_20_body">успешно защитить курсовую работу, то есть кратко рассказать суть
работы, сформулировать выводы и предложения, показать знание
изученной литературы.
</text:p>
        </text:list-item>
      </text:list>
      <text:p text:style-name="Text_20_body">Защиту курсовой работы принимает преподаватель, ведущими занятия по
соответствующему курсу.  Руководителем курсовых работ назначается
профессор, доцент, старший преподаватель, преподаватель, читающий
лекции по дисциплине или ведущий по ней семинарские занятия.  Объем
курсовой работы составляет 25–30 стандартных листов машинописного
текста (210х297 мм), набранных через 1.5 интервала шрифтом 14 pt.
Каждая страница кроме титульного листа нумеруется.  Все листы работы
должны быть вложены и скреплены в папку.
</text:p>
      <text:h text:style-name="Heading_20_1" text:outline-level="1" text:is-list-header="false">
<text:bookmark-start text:name="OrgXref.orgf372f21"/>
<text:bookmark text:name="orgf372f21"/>Основные требования к курсовой работе
<text:bookmark-end text:name="OrgXref.orgf372f21"/></text:h>
      <text:p text:style-name="Text_20_body">requirements
</text:p>
      <text:h text:style-name="Heading_20_2" text:outline-level="2" text:is-list-header="false">
<text:bookmark-start text:name="OrgXref.org20c2e05"/>
<text:bookmark text:name="org20c2e05"/>Критерии оценки курсовой работы
<text:bookmark-end text:name="OrgXref.org20c2e05"/></text:h>
      <text:p text:style-name="Text_20_body">rating
</text:p>
      <text:h text:style-name="Heading_20_1" text:outline-level="1" text:is-list-header="false">
<text:bookmark-start text:name="OrgXref.org33a644a"/>
<text:bookmark text:name="org33a644a"/>Этапы выполнения курсовой работы
<text:bookmark-end text:name="OrgXref.org33a644a"/></text:h>
      <text:p text:style-name="Text_20_body">writing
</text:p>
      <text:h text:style-name="Heading_20_2" text:outline-level="2" text:is-list-header="false">
<text:bookmark-start text:name="OrgXref.orga066c99"/>
<text:bookmark text:name="orga066c99"/>Выбор темы курсовой работы
<text:bookmark-end text:name="OrgXref.orga066c99"/></text:h>
      <text:p text:style-name="Text_20_body">theme-selection
</text:p>
      <text:h text:style-name="Heading_20_2" text:outline-level="2" text:is-list-header="false">
<text:bookmark-start text:name="OrgXref.orgf83469b"/>
<text:bookmark text:name="orgf83469b"/>Подбор и обработка фактических и статистических материалов
<text:bookmark-end text:name="OrgXref.orgf83469b"/></text:h>
      <text:p text:style-name="Text_20_body">materials
</text:p>
      <text:h text:style-name="Heading_20_2" text:outline-level="2" text:is-list-header="false">
<text:bookmark-start text:name="OrgXref.org27dafe5"/>
<text:bookmark text:name="org27dafe5"/>Написание текста курсовой работы
<text:bookmark-end text:name="OrgXref.org27dafe5"/></text:h>
      <text:p text:style-name="Text_20_body">wr-text.org
</text:p>
      <text:h text:style-name="Heading_20_2" text:outline-level="2" text:is-list-header="false">
<text:bookmark-start text:name="OrgXref.orgb704b3b"/>
<text:bookmark text:name="orgb704b3b"/>Правила оформления курсовой работы
<text:bookmark-end text:name="OrgXref.orgb704b3b"/></text:h>
      <text:p text:style-name="Text_20_body">typography
</text:p>
      <text:h text:style-name="Heading_20_2" text:outline-level="2" text:is-list-header="false">
<text:bookmark-start text:name="OrgXref.orgc5ba9d5"/>
<text:bookmark text:name="orgc5ba9d5"/>Защита
<text:bookmark-end text:name="OrgXref.orgc5ba9d5"/></text:h>
      <text:p text:style-name="Text_20_body">defence
</text:p>
      <text:h text:style-name="Heading_20_1" text:outline-level="1" text:is-list-header="false">
<text:bookmark-start text:name="OrgXref.orge43286d"/>
<text:bookmark text:name="orge43286d"/>Литература
<text:bookmark-end text:name="OrgXref.orge43286d"/></text:h>
      <text:p text:style-name="Text_20_body">biblio
</text:p>
      <text:h text:style-name="Heading_20_1" text:outline-level="1" text:is-list-header="false">
<text:bookmark-start text:name="OrgXref.org0258755"/>
<text:bookmark text:name="org0258755"/>Перечень тем
<text:bookmark-end text:name="OrgXref.org0258755"/></text:h>
      <text:p text:style-name="Text_20_body">themes.or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Константин Моренко</dc:creator>
    <meta:initial-creator>Константин Моренко</meta:initial-creator>
    <dc:date>2019-01-23T00:00:00</dc:date>
    <meta:creation-date>2019-01-23T00:00:00</meta:creation-date>
    <meta:generator>Emacs 26.1 (Org mode 9.2)</meta:generator>
    <meta:keyword/>
    <dc:subject/>
    <dc:title>Выполнение курсовой работы по дисциплине Стратегии коммерциализации инноваций</dc:title>
  </office:meta>
</office:document-meta>
</file>